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9pt" officeooo:rsid="0013cb74" officeooo:paragraph-rsid="0013cb74" style:font-size-asian="39pt" style:font-size-complex="39pt"/>
    </style:style>
    <style:style style:name="P2" style:family="paragraph" style:parent-style-name="Standard">
      <style:text-properties fo:font-size="39pt" fo:font-weight="bold" officeooo:rsid="0013cb74" officeooo:paragraph-rsid="0013cb74" style:font-size-asian="39pt" style:font-weight-asian="bold" style:font-size-complex="39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S UNA HABILIDAD</text:p>
      <text:p text:style-name="P1"><text:tab/>Aprender programando</text:p>
      <text:p text:style-name="P1"><text:tab/>Deporte</text:p>
      <text:p text:style-name="P1"><text:tab/>Practicar^3</text:p>
      <text:p text:style-name="P1"><text:span text:style-name="T1"/></text:p>
      <text:p text:style-name="P1"><text:span text:style-name="T1">CÓMO</text:span></text:p>
      <text:p text:style-name="P1"><text:tab/>Retos y Desafíos</text:p>
      <text:p text:style-name="P1"><text:span text:style-name="T1"/></text:p>
      <text:p text:style-name="P1"><text:span text:style-name="T1">ESTRUCTURA</text:span></text:p>
      <text:p text:style-name="P1"><text:tab/>Niveles</text:p>
      <text:p text:style-name="P1"><text:tab/>Desafío</text:p>
      <text:p text:style-name="P1"><text:tab/>Retos</text:p>
      <text:p text:style-name="P1"><text:tab/><text:tab/>Actividades</text:p>
      <text:p text:style-name="P1"><text:tab/><text:tab/>Ejempl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Tahom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20:16:03.095854942</meta:creation-date>
    <dc:date>2017-03-29T20:19:34.995643086</dc:date>
    <meta:editing-duration>PT3M32S</meta:editing-duration>
    <meta:editing-cycles>1</meta:editing-cycles>
    <meta:document-statistic meta:table-count="0" meta:image-count="0" meta:object-count="0" meta:page-count="1" meta:paragraph-count="12" meta:word-count="17" meta:character-count="133" meta:non-whitespace-character-count="117"/>
    <meta:generator>LibreOffice/5.2.6.2$Linux_X86_64 LibreOffice_project/20m0$Build-2</meta:generator>
  </office:meta>
</office:document-meta>
</file>